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miter" svg:stroke-linecap="square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solid" svg:stroke-width="0.042cm" svg:stroke-color="#000000" svg:stroke-opacity="100%" draw:stroke-linejoin="miter" svg:stroke-linecap="square" draw:fill="none" fo:padding-top="0.146cm" fo:padding-bottom="0.146cm" fo:padding-left="0.271cm" fo:padding-right="0.271cm" draw:shadow="hidden"/>
    </style:style>
    <style:style style:name="gr4" style:family="graphic" style:parent-style-name="standard">
      <style:graphic-properties draw:stroke="none" draw:fill="none" draw:textarea-vertical-align="middle" fo:min-height="1.4cm" fo:min-width="2.5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76cm" svg:stroke-color="#000000" svg:stroke-opacity="100%" draw:stroke-linejoin="miter" svg:stroke-linecap="square" draw:fill="none" fo:padding-top="0.163cm" fo:padding-bottom="0.163cm" fo:padding-left="0.288cm" fo:padding-right="0.288cm" draw:shadow="hidden"/>
    </style:style>
    <style:style style:name="gr6" style:family="graphic" style:parent-style-name="standard">
      <style:graphic-properties draw:stroke="solid" svg:stroke-width="0.02cm" svg:stroke-color="#000000" svg:stroke-opacity="100%" draw:stroke-linejoin="miter" svg:stroke-linecap="square" draw:fill="none" fo:padding-top="0.135cm" fo:padding-bottom="0.135cm" fo:padding-left="0.26cm" fo:padding-right="0.26cm" draw:shadow="hidden"/>
    </style:style>
    <style:style style:name="gr7" style:family="graphic" style:parent-style-name="standard">
      <style:graphic-properties draw:stroke="none" draw:fill="none" draw:textarea-vertical-align="middle" fo:min-height="0.385cm" fo:min-width="2.5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855cm" fo:min-width="2.5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154cm" fo:min-width="2.5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261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564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13" style:family="graphic" style:parent-style-name="standard">
      <style:graphic-properties draw:stroke="none" draw:fill="none" draw:textarea-vertical-align="middle" fo:min-height="3.718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868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287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end="Marker_5f_0" draw:marker-end-width="0.299cm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17" style:family="graphic" style:parent-style-name="standard">
      <style:graphic-properties draw:stroke="solid" svg:stroke-width="0.018cm" svg:stroke-color="#000000" draw:marker-start="Marker_5f_0" draw:marker-start-width="0.299cm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18" style:family="graphic" style:parent-style-name="standard">
      <style:graphic-properties draw:stroke="none" draw:fill="none" draw:textarea-vertical-align="middle" fo:min-height="0.485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  <style:text-properties fo:font-size="9pt" style:font-size-asian="9pt" style:font-size-complex="9pt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9pt" style:font-size-asian="9pt" style:font-size-complex="9pt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loext:opacity="100%" style:font-name="Arial" fo:font-size="20pt" fo:font-style="italic" style:font-name-asian="Arial" style:font-size-asian="20pt" style:font-style-asian="italic" style:font-name-complex="Arial" style:font-size-complex="20pt" style:font-style-complex="italic"/>
    </style:style>
    <style:style style:name="T2" style:family="text">
      <style:text-properties fo:color="#000000" loext:opacity="100%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3" style:family="text">
      <style:text-properties fo:color="#000000" loext:opacity="100%" style:font-name="Arial" fo:font-size="9.89999961853027pt" fo:font-style="italic" style:font-name-asian="Arial" style:font-size-asian="9.89999961853027pt" style:font-style-asian="italic" style:font-name-complex="Arial" style:font-size-complex="9.89999961853027pt" style:font-style-complex="italic"/>
    </style:style>
    <style:style style:name="T4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5" style:family="text">
      <style:text-properties fo:color="#000000" loext:opacity="100%" style:font-name="Arial" fo:font-size="26pt" fo:font-style="italic" style:font-name-asian="Arial" style:font-size-asian="26pt" style:font-style-asian="italic" style:font-name-complex="Arial" style:font-size-complex="26pt" style:font-style-complex="italic"/>
    </style:style>
    <style:style style:name="T6" style:family="text">
      <style:text-properties fo:color="#000000" loext:opacity="100%" style:font-name="Arial" fo:font-size="13.5pt" fo:font-style="italic" style:font-name-asian="Arial" style:font-size-asian="13.5pt" style:font-style-asian="italic" style:font-name-complex="Arial" style:font-size-complex="13.5pt" style:font-style-complex="italic"/>
    </style:style>
    <style:style style:name="T7" style:family="text">
      <style:text-properties fo:color="#000000" loext:opacity="100%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T8" style:family="text">
      <style:text-properties fo:color="#000000" loext:opacity="100%" style:font-name="Arial" fo:font-size="16pt" fo:font-style="italic" style:font-name-asian="Arial" style:font-size-asian="16pt" style:font-style-asian="italic" style:font-name-complex="Arial" style:font-size-complex="16pt" style:font-style-complex="italic"/>
    </style:style>
    <style:style style:name="T9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line draw:style-name="gr1" draw:text-style-name="P1" draw:layer="layout" svg:x1="41.5cm" svg:y1="0.51cm" svg:x2="41.5cm" svg:y2="29.2cm">
          <text:p/>
        </draw:line>
        <draw:line draw:style-name="gr1" draw:text-style-name="P1" draw:layer="layout" svg:x1="41.501cm" svg:y1="29.201cm" svg:x2="2cm" svg:y2="29.207cm">
          <text:p/>
        </draw:line>
        <draw:line draw:style-name="gr1" draw:text-style-name="P1" draw:layer="layout" svg:x1="2cm" svg:y1="0.51cm" svg:x2="41.5cm" svg:y2="0.51cm">
          <text:p/>
        </draw:line>
        <draw:line draw:style-name="gr1" draw:text-style-name="P1" draw:layer="layout" svg:x1="2cm" svg:y1="0.51cm" svg:x2="2cm" svg:y2="29.205cm">
          <text:p/>
        </draw:line>
        <draw:g>
          <draw:polygon draw:style-name="gr2" draw:text-style-name="P2" draw:layer="layout" svg:width="7.5cm" svg:height="1.4cm" svg:x="2cm" svg:y="0.51cm" svg:viewBox="0 0 7501 1401" draw:points="0,1401 7501,1401 7501,0 0,0">
            <text:p/>
          </draw:polygon>
          <draw:polygon draw:style-name="gr1" draw:text-style-name="P1" draw:layer="layout" svg:width="7.5cm" svg:height="1.4cm" svg:x="2cm" svg:y="0.51cm" svg:viewBox="0 0 7501 1401" draw:points="0,1401 7501,1401 7501,0 0,0">
            <text:p/>
          </draw:polygon>
        </draw:g>
        <draw:line draw:style-name="gr3" draw:text-style-name="P1" draw:layer="layout" svg:x1="41.5cm" svg:y1="3.099cm" svg:x2="41.5cm" svg:y2="2.7cm">
          <text:p/>
        </draw:line>
        <draw:frame draw:style-name="gr4" draw:text-style-name="P1" draw:layer="layout" svg:width="7.5cm" svg:height="1.4cm" draw:transform="rotate (-3.14159265358979) translate (9.5cm 1.904cm)">
          <draw:text-box>
            <text:p text:style-name="P3"><text:span text:style-name="T1">ГУИР.400201.119 Э2</text:span></text:p>
          </draw:text-box>
        </draw:frame>
        <draw:line draw:style-name="gr5" draw:text-style-name="P1" draw:layer="layout" svg:x1="23.688cm" svg:y1="23.716cm" svg:x2="23.688cm" svg:y2="26.216cm">
          <text:p/>
        </draw:line>
        <draw:line draw:style-name="gr5" draw:text-style-name="P1" draw:layer="layout" svg:x1="24.688cm" svg:y1="23.732cm" svg:x2="24.688cm" svg:y2="29.19cm">
          <text:p/>
        </draw:line>
        <draw:line draw:style-name="gr5" draw:text-style-name="P1" draw:layer="layout" svg:x1="27.329cm" svg:y1="23.726cm" svg:x2="27.329cm" svg:y2="29.179cm">
          <text:p/>
        </draw:line>
        <draw:line draw:style-name="gr5" draw:text-style-name="P1" draw:layer="layout" svg:x1="28.488cm" svg:y1="23.716cm" svg:x2="28.488cm" svg:y2="29.191cm">
          <text:p/>
        </draw:line>
        <draw:line draw:style-name="gr5" draw:text-style-name="P1" draw:layer="layout" svg:x1="29.488cm" svg:y1="23.732cm" svg:x2="29.488cm" svg:y2="29.19cm">
          <text:p/>
        </draw:line>
        <draw:line draw:style-name="gr1" draw:text-style-name="P1" draw:layer="layout" svg:x1="29.5cm" svg:y1="25.216cm" svg:x2="41.487cm" svg:y2="25.216cm">
          <text:p/>
        </draw:line>
        <draw:line draw:style-name="gr5" draw:text-style-name="P1" draw:layer="layout" svg:x1="22.988cm" svg:y1="26.216cm" svg:x2="29.488cm" svg:y2="26.216cm">
          <text:p/>
        </draw:line>
        <draw:line draw:style-name="gr5" draw:text-style-name="P1" draw:layer="layout" svg:x1="22.988cm" svg:y1="25.716cm" svg:x2="29.488cm" svg:y2="25.716cm">
          <text:p/>
        </draw:line>
        <draw:line draw:style-name="gr6" draw:text-style-name="P1" draw:layer="layout" svg:x1="22.988cm" svg:y1="25.216cm" svg:x2="29.488cm" svg:y2="25.216cm">
          <text:p/>
        </draw:line>
        <draw:line draw:style-name="gr6" draw:text-style-name="P1" draw:layer="layout" svg:x1="22.988cm" svg:y1="24.716cm" svg:x2="29.488cm" svg:y2="24.716cm">
          <text:p/>
        </draw:line>
        <draw:line draw:style-name="gr6" draw:text-style-name="P1" draw:layer="layout" svg:x1="22.988cm" svg:y1="24.216cm" svg:x2="29.488cm" svg:y2="24.216cm">
          <text:p/>
        </draw:line>
        <draw:line draw:style-name="gr6" draw:text-style-name="P1" draw:layer="layout" svg:x1="23.012cm" svg:y1="26.716cm" svg:x2="29.512cm" svg:y2="26.716cm">
          <text:p/>
        </draw:line>
        <draw:line draw:style-name="gr6" draw:text-style-name="P1" draw:layer="layout" svg:x1="22.988cm" svg:y1="27.216cm" svg:x2="29.488cm" svg:y2="27.216cm">
          <text:p/>
        </draw:line>
        <draw:line draw:style-name="gr6" draw:text-style-name="P1" draw:layer="layout" svg:x1="22.988cm" svg:y1="27.716cm" svg:x2="29.488cm" svg:y2="27.716cm">
          <text:p/>
        </draw:line>
        <draw:line draw:style-name="gr6" draw:text-style-name="P1" draw:layer="layout" svg:x1="22.988cm" svg:y1="28.216cm" svg:x2="29.488cm" svg:y2="28.216cm">
          <text:p/>
        </draw:line>
        <draw:line draw:style-name="gr6" draw:text-style-name="P1" draw:layer="layout" svg:x1="22.988cm" svg:y1="28.716cm" svg:x2="29.488cm" svg:y2="28.716cm">
          <text:p/>
        </draw:line>
        <draw:line draw:style-name="gr5" draw:text-style-name="P1" draw:layer="layout" svg:x1="29.488cm" svg:y1="27.716cm" svg:x2="41.488cm" svg:y2="27.716cm">
          <text:p/>
        </draw:line>
        <draw:line draw:style-name="gr5" draw:text-style-name="P1" draw:layer="layout" svg:x1="36.488cm" svg:y1="25.248cm" svg:x2="36.488cm" svg:y2="28.037cm">
          <text:p/>
        </draw:line>
        <draw:line draw:style-name="gr5" draw:text-style-name="P1" draw:layer="layout" svg:x1="36.488cm" svg:y1="25.716cm" svg:x2="41.487cm" svg:y2="25.716cm">
          <text:p/>
        </draw:line>
        <draw:line draw:style-name="gr5" draw:text-style-name="P1" draw:layer="layout" svg:x1="36.488cm" svg:y1="27.216cm" svg:x2="41.487cm" svg:y2="27.216cm">
          <text:p/>
        </draw:line>
        <draw:line draw:style-name="gr5" draw:text-style-name="P1" draw:layer="layout" svg:x1="37.987cm" svg:y1="25.248cm" svg:x2="37.987cm" svg:y2="27.215cm">
          <text:p/>
        </draw:line>
        <draw:line draw:style-name="gr6" draw:text-style-name="P1" draw:layer="layout" svg:x1="36.987cm" svg:y1="25.716cm" svg:x2="36.987cm" svg:y2="27.199cm">
          <text:p/>
        </draw:line>
        <draw:line draw:style-name="gr6" draw:text-style-name="P1" draw:layer="layout" svg:x1="37.488cm" svg:y1="25.716cm" svg:x2="37.488cm" svg:y2="27.167cm">
          <text:p/>
        </draw:line>
        <draw:line draw:style-name="gr5" draw:text-style-name="P1" draw:layer="layout" svg:x1="39.688cm" svg:y1="25.232cm" svg:x2="39.688cm" svg:y2="27.199cm">
          <text:p/>
        </draw:line>
        <draw:line draw:style-name="gr5" draw:text-style-name="P1" draw:layer="layout" svg:x1="38.488cm" svg:y1="27.216cm" svg:x2="38.488cm" svg:y2="27.707cm">
          <text:p/>
        </draw:line>
        <draw:line draw:style-name="gr5" draw:text-style-name="P1" draw:layer="layout" svg:x1="36.488cm" svg:y1="28.038cm" svg:x2="36.488cm" svg:y2="29.191cm">
          <text:p/>
        </draw:line>
        <draw:frame draw:style-name="gr7" draw:text-style-name="P1" draw:layer="layout" svg:width="1.025cm" svg:height="0.473cm" svg:x="22.827cm" svg:y="25.77cm">
          <draw:text-box>
            <text:p text:style-name="P3"><text:span text:style-name="T2">Изм.</text:span></text:p>
          </draw:text-box>
        </draw:frame>
        <draw:frame draw:style-name="gr7" draw:text-style-name="P1" draw:layer="layout" svg:width="1cm" svg:height="0.473cm" svg:x="23.688cm" svg:y="25.772cm">
          <draw:text-box>
            <text:p text:style-name="P3"><text:span text:style-name="T2">Лист</text:span></text:p>
          </draw:text-box>
        </draw:frame>
        <draw:frame draw:style-name="gr7" draw:text-style-name="P1" draw:layer="layout" svg:width="1.94cm" svg:height="0.463cm" svg:x="22.762cm" svg:y="26.283cm">
          <draw:text-box>
            <text:p text:style-name="P3"><text:span text:style-name="T3">Разраб.</text:span></text:p>
          </draw:text-box>
        </draw:frame>
        <draw:frame draw:style-name="gr7" draw:text-style-name="P1" draw:layer="layout" svg:width="1.7cm" svg:height="0.463cm" svg:x="22.712cm" svg:y="26.787cm">
          <draw:text-box>
            <text:p text:style-name="P3"><text:span text:style-name="T3">Пров.</text:span></text:p>
          </draw:text-box>
        </draw:frame>
        <draw:frame draw:style-name="gr7" draw:text-style-name="P1" draw:layer="layout" svg:width="2.3cm" svg:height="0.473cm" svg:x="24.688cm" svg:y="25.778cm">
          <draw:text-box>
            <text:p text:style-name="P3"><text:span text:style-name="T2">№ </text:span><text:span text:style-name="T2">докум.</text:span></text:p>
          </draw:text-box>
        </draw:frame>
        <draw:frame draw:style-name="gr7" draw:text-style-name="P1" draw:layer="layout" svg:width="1.5cm" svg:height="0.473cm" svg:x="27.158cm" svg:y="25.772cm">
          <draw:text-box>
            <text:p text:style-name="P3"><text:span text:style-name="T2">Подп.</text:span></text:p>
          </draw:text-box>
        </draw:frame>
        <draw:frame draw:style-name="gr7" draw:text-style-name="P1" draw:layer="layout" svg:width="1.1cm" svg:height="0.473cm" svg:x="28.42cm" svg:y="25.769cm">
          <draw:text-box>
            <text:p text:style-name="P3"><text:span text:style-name="T2">Дата</text:span></text:p>
          </draw:text-box>
        </draw:frame>
        <draw:frame draw:style-name="gr8" draw:text-style-name="P5" draw:layer="layout" svg:width="2.509cm" svg:height="0.855cm" svg:x="24.765cm" svg:y="26.035cm">
          <draw:text-box>
            <text:p text:style-name="P4"><text:span text:style-name="T4">Поддубный Д. П.</text:span></text:p>
          </draw:text-box>
        </draw:frame>
        <draw:frame draw:style-name="gr9" draw:text-style-name="P1" draw:layer="layout" svg:width="12cm" svg:height="1.231cm" svg:x="29.4cm" svg:y="23.891cm">
          <draw:text-box>
            <text:p text:style-name="P3"><text:span text:style-name="T5">ГУИР.400201.119 Э2</text:span></text:p>
          </draw:text-box>
        </draw:frame>
        <draw:frame draw:style-name="gr7" draw:text-style-name="P1" draw:layer="layout" svg:width="1.5cm" svg:height="0.473cm" svg:x="36.488cm" svg:y="25.262cm">
          <draw:text-box>
            <text:p text:style-name="P3"><text:span text:style-name="T2">Лит.</text:span></text:p>
          </draw:text-box>
        </draw:frame>
        <draw:frame draw:style-name="gr7" draw:text-style-name="P1" draw:layer="layout" svg:width="1.7cm" svg:height="0.473cm" svg:x="37.987cm" svg:y="25.288cm">
          <draw:text-box>
            <text:p text:style-name="P3"><text:span text:style-name="T2">Масса</text:span></text:p>
          </draw:text-box>
        </draw:frame>
        <draw:frame draw:style-name="gr7" draw:text-style-name="P1" draw:layer="layout" svg:width="1.8cm" svg:height="0.473cm" svg:x="39.688cm" svg:y="25.288cm">
          <draw:text-box>
            <text:p text:style-name="P3"><text:span text:style-name="T2">Масштаб</text:span></text:p>
          </draw:text-box>
        </draw:frame>
        <draw:frame draw:style-name="gr7" draw:text-style-name="P1" draw:layer="layout" svg:width="2cm" svg:height="0.473cm" svg:x="36.012cm" svg:y="27.269cm">
          <draw:text-box>
            <text:p text:style-name="P3"><text:span text:style-name="T2">Лист</text:span></text:p>
          </draw:text-box>
        </draw:frame>
        <draw:frame draw:style-name="gr7" draw:text-style-name="P1" draw:layer="layout" svg:width="3cm" svg:height="0.473cm" svg:x="38.2cm" svg:y="27.288cm">
          <draw:text-box>
            <text:p text:style-name="P3"><text:span text:style-name="T2">Листов <text:s text:c="5"/>1</text:span></text:p>
          </draw:text-box>
        </draw:frame>
        <draw:frame draw:style-name="gr9" draw:text-style-name="P1" draw:layer="layout" svg:width="0.5cm" svg:height="1.154cm" svg:x="36.987cm" svg:y="25.952cm">
          <draw:text-box>
            <text:p text:style-name="P3"><text:span text:style-name="T2">У</text:span></text:p>
          </draw:text-box>
        </draw:frame>
        <draw:frame draw:style-name="gr9" draw:text-style-name="P1" draw:layer="layout" svg:width="5.025cm" svg:height="1.154cm" svg:x="36.475cm" svg:y="27.952cm">
          <draw:text-box>
            <text:p text:style-name="P3"><text:span text:style-name="T6">БГУИР, гр.950501</text:span></text:p>
          </draw:text-box>
        </draw:frame>
        <draw:frame draw:style-name="gr10" draw:text-style-name="P1" draw:layer="layout" svg:width="3.05cm" svg:height="0.755cm" svg:x="24.65cm" svg:y="26.651cm">
          <draw:text-box>
            <text:p text:style-name="P6"><text:span text:style-name="T2">Селезнев И.Л.</text:span></text:p>
          </draw:text-box>
        </draw:frame>
        <draw:frame draw:style-name="gr11" draw:text-style-name="P1" draw:layer="layout" svg:width="7.312cm" svg:height="2.555cm" svg:x="29.3cm" svg:y="25.229cm">
          <draw:text-box>
            <text:p text:style-name="P3"><text:span text:style-name="T7">Микропроцессорное устройство измерения параметров звукового сигнала.</text:span></text:p>
            <text:p text:style-name="P3"><text:span text:style-name="T7">Схема функциональная</text:span></text:p>
          </draw:text-box>
        </draw:frame>
        <draw:polygon draw:style-name="gr1" draw:text-style-name="P1" draw:layer="layout" svg:width="18.5cm" svg:height="5.475cm" svg:x="23cm" svg:y="23.726cm" svg:viewBox="0 0 18501 5476" draw:points="0,5476 18501,5476 18501,0 0,0">
          <text:p/>
        </draw:polygon>
        <draw:g>
          <draw:g>
            <draw:polygon draw:style-name="gr2" draw:text-style-name="P2" draw:layer="layout" svg:width="6cm" svg:height="4cm" svg:x="17.5cm" svg:y="9.658cm" svg:viewBox="0 0 6001 4001" draw:points="0,4001 6001,4001 6001,0 0,0">
              <text:p/>
            </draw:polygon>
            <draw:polygon draw:style-name="gr12" draw:text-style-name="P1" draw:layer="layout" svg:width="6cm" svg:height="4cm" svg:x="17.5cm" svg:y="9.658cm" svg:viewBox="0 0 6001 4001" draw:points="0,4001 6001,4001 6001,0 0,0">
              <text:p/>
            </draw:polygon>
          </draw:g>
          <draw:frame draw:style-name="gr13" draw:text-style-name="P1" draw:layer="layout" svg:width="6cm" svg:height="4cm" svg:x="17.5cm" svg:y="9.658cm">
            <draw:text-box>
              <text:p text:style-name="P3"><text:span text:style-name="T8">Микроконтроллер Arduino Nano Rev3</text:span></text:p>
            </draw:text-box>
          </draw:frame>
        </draw:g>
        <draw:g>
          <draw:g>
            <draw:polygon draw:style-name="gr2" draw:text-style-name="P2" draw:layer="layout" svg:width="6cm" svg:height="4cm" svg:x="4.5cm" svg:y="14.7cm" svg:viewBox="0 0 6001 4001" draw:points="0,4001 6001,4001 6001,0 0,0">
              <text:p/>
            </draw:polygon>
            <draw:polygon draw:style-name="gr12" draw:text-style-name="P1" draw:layer="layout" svg:width="6cm" svg:height="4cm" svg:x="4.5cm" svg:y="14.7cm" svg:viewBox="0 0 6001 4001" draw:points="0,4001 6001,4001 6001,0 0,0">
              <text:p/>
            </draw:polygon>
          </draw:g>
          <draw:frame draw:style-name="gr13" draw:text-style-name="P1" draw:layer="layout" svg:width="6cm" svg:height="4cm" svg:x="4.5cm" svg:y="14.7cm">
            <draw:text-box>
              <text:p text:style-name="P3"><text:span text:style-name="T8">Блок управления графическим выводом (1 кнопки)</text:span></text:p>
            </draw:text-box>
          </draw:frame>
        </draw:g>
        <draw:g>
          <draw:g>
            <draw:polygon draw:style-name="gr2" draw:text-style-name="P2" draw:layer="layout" svg:width="6cm" svg:height="4cm" svg:x="4.5cm" svg:y="9.7cm" svg:viewBox="0 0 6001 4001" draw:points="0,4001 6001,4001 6001,0 0,0">
              <text:p/>
            </draw:polygon>
            <draw:polygon draw:style-name="gr12" draw:text-style-name="P1" draw:layer="layout" svg:width="6cm" svg:height="4cm" svg:x="4.5cm" svg:y="9.7cm" svg:viewBox="0 0 6001 4001" draw:points="0,4001 6001,4001 6001,0 0,0">
              <text:p/>
            </draw:polygon>
          </draw:g>
          <draw:frame draw:style-name="gr13" draw:text-style-name="P1" draw:layer="layout" svg:width="6cm" svg:height="4cm" svg:x="4.5cm" svg:y="9.7cm">
            <draw:text-box>
              <text:p text:style-name="P3"><text:span text:style-name="T8">Аналогово-цифровой пробразователь </text:span></text:p>
            </draw:text-box>
          </draw:frame>
        </draw:g>
        <draw:g>
          <draw:g>
            <draw:polygon draw:style-name="gr2" draw:text-style-name="P2" draw:layer="layout" svg:width="6cm" svg:height="4cm" svg:x="31.667cm" svg:y="9.7cm" svg:viewBox="0 0 6001 4001" draw:points="0,4001 6001,4001 6001,0 0,0">
              <text:p/>
            </draw:polygon>
            <draw:polygon draw:style-name="gr12" draw:text-style-name="P1" draw:layer="layout" svg:width="6cm" svg:height="4cm" svg:x="31.667cm" svg:y="9.7cm" svg:viewBox="0 0 6001 4001" draw:points="0,4001 6001,4001 6001,0 0,0">
              <text:p/>
            </draw:polygon>
          </draw:g>
          <draw:frame draw:style-name="gr13" draw:text-style-name="P1" draw:layer="layout" svg:width="6cm" svg:height="4cm" svg:x="31.667cm" svg:y="9.7cm">
            <draw:text-box>
              <text:p text:style-name="P3"><text:span text:style-name="T8">Драйвер светодиодной матрицы MAX7219</text:span></text:p>
            </draw:text-box>
          </draw:frame>
        </draw:g>
        <draw:frame draw:style-name="gr14" draw:text-style-name="P1" draw:layer="layout" svg:width="5.9cm" svg:height="1.15cm" svg:x="11.05cm" svg:y="10.7cm">
          <draw:text-box>
            <text:p text:style-name="P3"><text:span text:style-name="T9">Цифровой сигнал</text:span></text:p>
          </draw:text-box>
        </draw:frame>
        <draw:frame draw:style-name="gr15" draw:text-style-name="P1" draw:layer="layout" svg:width="5.9cm" svg:height="0.949cm" svg:x="11.05cm" svg:y="15.441cm">
          <draw:text-box>
            <text:p text:style-name="P3"><text:span text:style-name="T9">Цифровой сигнал</text:span></text:p>
          </draw:text-box>
        </draw:frame>
        <draw:g>
          <draw:g>
            <draw:polygon draw:style-name="gr2" draw:text-style-name="P2" draw:layer="layout" svg:width="6cm" svg:height="4cm" svg:x="4.5cm" svg:y="4.7cm" svg:viewBox="0 0 6001 4001" draw:points="0,4001 6001,4001 6001,0 0,0">
              <text:p/>
            </draw:polygon>
            <draw:polygon draw:style-name="gr12" draw:text-style-name="P1" draw:layer="layout" svg:width="6cm" svg:height="4cm" svg:x="4.5cm" svg:y="4.7cm" svg:viewBox="0 0 6001 4001" draw:points="0,4001 6001,4001 6001,0 0,0">
              <text:p/>
            </draw:polygon>
          </draw:g>
          <draw:frame draw:style-name="gr13" draw:text-style-name="P1" draw:layer="layout" svg:width="6cm" svg:height="4cm" svg:x="4.5cm" svg:y="4.7cm">
            <draw:text-box>
              <text:p text:style-name="P3"><text:span text:style-name="T8">Вход stereojack3.5</text:span></text:p>
            </draw:text-box>
          </draw:frame>
        </draw:g>
        <draw:line draw:style-name="gr16" draw:text-style-name="P1" draw:layer="layout" svg:x1="10.5cm" svg:y1="12.023cm" svg:x2="17.499cm" svg:y2="12.023cm">
          <text:p/>
        </draw:line>
        <draw:line draw:style-name="gr17" draw:text-style-name="P1" draw:layer="layout" svg:x1="31.668cm" svg:y1="11.701cm" svg:x2="23.5cm" svg:y2="11.658cm">
          <text:p/>
        </draw:line>
        <draw:line draw:style-name="gr16" draw:text-style-name="P1" draw:layer="layout" svg:x1="7.302cm" svg:y1="8.572cm" svg:x2="7.302cm" svg:y2="9.658cm">
          <text:p/>
        </draw:line>
        <draw:line draw:style-name="gr16" draw:text-style-name="P1" draw:layer="layout" svg:x1="19cm" svg:y1="16.699cm" svg:x2="19cm" svg:y2="13.658cm">
          <text:p/>
        </draw:line>
        <draw:line draw:style-name="gr12" draw:text-style-name="P1" draw:layer="layout" svg:x1="19cm" svg:y1="16.7cm" svg:x2="10.5cm" svg:y2="16.7cm">
          <text:p/>
        </draw:line>
        <draw:g>
          <draw:g>
            <draw:polygon draw:style-name="gr2" draw:text-style-name="P2" draw:layer="layout" svg:width="6cm" svg:height="4cm" svg:x="4.5cm" svg:y="19.7cm" svg:viewBox="0 0 6001 4001" draw:points="0,4001 6001,4001 6001,0 0,0">
              <text:p/>
            </draw:polygon>
            <draw:polygon draw:style-name="gr12" draw:text-style-name="P1" draw:layer="layout" svg:width="6cm" svg:height="4cm" svg:x="4.5cm" svg:y="19.7cm" svg:viewBox="0 0 6001 4001" draw:points="0,4001 6001,4001 6001,0 0,0">
              <text:p/>
            </draw:polygon>
          </draw:g>
          <draw:frame draw:style-name="gr13" draw:text-style-name="P1" draw:layer="layout" svg:width="6cm" svg:height="4cm" svg:x="4.5cm" svg:y="19.7cm">
            <draw:text-box>
              <text:p text:style-name="P3"><text:span text:style-name="T8">Модуль питания</text:span></text:p>
            </draw:text-box>
          </draw:frame>
        </draw:g>
        <draw:frame draw:style-name="gr18" draw:text-style-name="P1" draw:layer="layout" svg:width="2cm" svg:height="1.035cm" svg:x="11.25cm" svg:y="20.799cm">
          <draw:text-box>
            <text:p text:style-name="P3"><text:span text:style-name="T8">5 В</text:span></text:p>
          </draw:text-box>
        </draw:frame>
        <draw:polyline draw:style-name="gr16" draw:text-style-name="P1" draw:layer="layout" svg:width="12.942cm" svg:height="6.216cm" draw:transform="rotate (0.67107909739182) translate (10.5cm 21.7cm)" svg:viewBox="0 0 12943 6217" draw:points="0,0 8007,6217 12943,1">
          <text:p/>
        </draw:polyline>
        <draw:frame draw:style-name="gr15" draw:text-style-name="P1" draw:layer="layout" svg:width="8.8cm" svg:height="0.949cm" svg:x="23cm" svg:y="10.626cm">
          <draw:text-box>
            <text:p text:style-name="P3"><text:span text:style-name="T9">Цифровой сигнал ШИМ</text:span></text:p>
          </draw:text-box>
        </draw:frame>
        <draw:frame draw:style-name="gr14" draw:text-style-name="P1" draw:layer="layout" svg:width="5.9cm" svg:height="1.15cm" svg:x="7.117cm" svg:y="8.572cm">
          <draw:text-box>
            <text:p text:style-name="P3"><text:span text:style-name="T9">Аналоговый сигнал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08T03:00:21.185000000</dc:date>
    <dc:description/>
    <dc:language>ru-RU</dc:language>
    <dc:subject/>
    <dc:title/>
    <meta:creation-date>2014-06-29T16:00:24Z</meta:creation-date>
    <meta:initial-creator>Антон Юревич</meta:initial-creator>
    <meta:keyword/>
    <meta:generator>LibreOffice/7.1.4.2$Windows_X86_64 LibreOffice_project/a529a4fab45b75fefc5b6226684193eb000654f6</meta:generator>
    <meta:editing-duration>PT3M43S</meta:editing-duration>
    <meta:editing-cycles>1</meta:editing-cycles>
    <meta:document-statistic meta:object-count="95"/>
    <meta:user-defined meta:name="category"/>
    <meta:user-defined meta:name="company"/>
  </office:meta>
</office:document-meta>
</file>